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VERGARAY MORALES, JAIME LUIS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OFIA SIPIRAM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MACEN</text:span></text:p>
      <text:p text:style-name="P6"/>
      <text:p text:style-name="P6">Recojo: <text:span text:style-name="T3">VERGARAY MORALES, JAIME LUIS</text:span></text:p>
      <text:p text:style-name="P6">Recojo: <text:span text:style-name="T3">REGALADO CUBAS, LADY LISBETH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19:09:4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